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7" style:family="text">
      <style:text-properties officeooo:rsid="45184302"/>
    </style:style>
    <style:style style:name="T8" style:family="text">
      <style:text-properties officeooo:rsid="451a9d73"/>
    </style:style>
    <style:style style:name="T9" style:family="text">
      <style:text-properties officeooo:rsid="36f0a7c4"/>
    </style:style>
    <style:style style:name="T10" style:family="text">
      <style:text-properties style:font-name="標楷體1"/>
    </style:style>
    <style:style style:name="T11" style:family="text">
      <style:text-properties style:font-name="標楷體1" officeooo:rsid="45242fae"/>
    </style:style>
    <style:style style:name="T12" style:family="text">
      <style:text-properties style:font-name="標楷體1" style:font-name-asian="標楷體1"/>
    </style:style>
    <style:style style:name="T13" style:family="text">
      <style:text-properties style:font-name="標楷體1" officeooo:rsid="45270db9" style:font-name-asian="標楷體1"/>
    </style:style>
    <style:style style:name="T14" style:family="text">
      <style:text-properties style:font-name="標楷體1" officeooo:rsid="456a0b29" style:font-name-asian="標楷體1"/>
    </style:style>
    <style:style style:name="T15" style:family="text">
      <style:text-properties style:font-name="標楷體1" officeooo:rsid="456beca9" style:font-name-asian="標楷體1"/>
    </style:style>
    <style:style style:name="T16" style:family="text">
      <style:text-properties style:font-name="標楷體1" officeooo:rsid="4571296f" style:font-name-asian="標楷體1"/>
    </style:style>
    <style:style style:name="T17" style:family="text">
      <style:text-properties style:font-name="標楷體1" officeooo:rsid="4661a6f9" style:font-name-asian="標楷體1"/>
    </style:style>
    <style:style style:name="T18" style:family="text">
      <style:text-properties style:font-name="標楷體1" officeooo:rsid="46706591" style:font-name-asian="標楷體1"/>
    </style:style>
    <style:style style:name="T19" style:family="text">
      <style:text-properties style:font-name="標楷體1" officeooo:rsid="2e2d83da"/>
    </style:style>
    <style:style style:name="T20" style:family="text">
      <style:text-properties style:font-name="標楷體1" officeooo:rsid="2cd378be"/>
    </style:style>
    <style:style style:name="T21" style:family="text">
      <style:text-properties style:font-name="標楷體1" officeooo:rsid="431308b3"/>
    </style:style>
    <style:style style:name="T22" style:family="text">
      <style:text-properties style:font-name="標楷體1" officeooo:rsid="4690aa39"/>
    </style:style>
    <style:style style:name="T23" style:family="text">
      <style:text-properties style:font-name="標楷體1" officeooo:rsid="43474ae5"/>
    </style:style>
    <style:style style:name="T24" style:family="text">
      <style:text-properties officeooo:rsid="45270db9"/>
    </style:style>
    <style:style style:name="T25" style:family="text">
      <style:text-properties style:font-name="Arial1" officeooo:rsid="45184302" style:font-name-asian="Arial1"/>
    </style:style>
    <style:style style:name="T26" style:family="text">
      <style:text-properties style:font-name="Arial1" officeooo:rsid="451a9d73" style:font-name-asian="Arial1"/>
    </style:style>
    <style:style style:name="T27" style:family="text">
      <style:text-properties officeooo:rsid="45544b8d"/>
    </style:style>
    <style:style style:name="T28" style:family="text">
      <style:text-properties officeooo:rsid="456a0b29"/>
    </style:style>
    <style:style style:name="T29" style:family="text">
      <style:text-properties officeooo:rsid="45eb9521"/>
    </style:style>
    <style:style style:name="T30" style:family="text">
      <style:text-properties officeooo:rsid="45eb9521" style:font-name-asian="Arial1"/>
    </style:style>
    <style:style style:name="T31" style:family="text">
      <style:text-properties officeooo:rsid="461d39ec" style:font-name-asian="Arial1"/>
    </style:style>
    <style:style style:name="T32" style:family="text">
      <style:text-properties officeooo:rsid="461d39ec"/>
    </style:style>
    <style:style style:name="T33" style:family="text">
      <style:text-properties officeooo:rsid="464ec22e"/>
    </style:style>
    <style:style style:name="T34" style:family="text">
      <style:text-properties officeooo:rsid="4658a454"/>
    </style:style>
    <style:style style:name="T35" style:family="text">
      <style:text-properties officeooo:rsid="4661a6f9"/>
    </style:style>
    <style:style style:name="T3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7" style:family="text">
      <style:text-properties fo:color="#1c1c1c"/>
    </style:style>
    <style:style style:name="T38" style:family="text">
      <style:text-properties officeooo:rsid="43474a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7630653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94">量變、質變。</text:p>
              <text:list>
                <text:list-item>
                  <text:p text:style-name="P95">從 某一特定個體 變成 該個體<text:span text:style-name="T3"> </text:span><text:span text:style-name="T6">↔</text:span><text:span text:style-name="T4"> 量變</text:span>。</text:p>
                </text:list-item>
                <text:list-item>
                  <text:p text:style-name="P2">從 某一特定個體 變成 其他個體 <text:span text:style-name="T25">↔</text:span><text:span text:style-name="T7"> 質變</text:span>。</text:p>
                </text:list-item>
              </text:list>
            </text:list-item>
            <text:list-item>
              <text:p text:style-name="P96">量變、質變。</text:p>
              <text:list>
                <text:list-item>
                  <text:p text:style-name="P97"><text:span text:style-name="T4">振幅型、編碼型、光型、磁場型、位能型、能量型、宗態層級型 </text:span><text:span text:style-name="T3">量變、質變</text:span>。</text:p>
                </text:list-item>
              </text:list>
            </text:list-item>
            <text:list-item>
              <text:p text:style-name="P96">明顯例子，視覺。</text:p>
              <text:list>
                <text:list-item>
                  <text:p text:style-name="P98"><text:span text:style-name="T3">（相關描述在 </text:span><text:span text:style-name="T5">歷史人物</text:span><text:span text:style-name="T3"> 文件群的 </text:span><text:span text:style-name="T5">蘇格拉底</text:span><text:span text:style-name="T3">的 </text:span><text:span text:style-name="T5">明顯例子，視覺</text:span><text:span text:style-name="T3">）</text:span></text:p>
                </text:list-item>
                <text:list-item>
                  <text:p text:style-name="P3">光的 亮、暗 變化 <text:span text:style-name="T25">↔</text:span><text:span text:style-name="T7"> 量變</text:span>。</text:p>
                  <text:list>
                    <text:list-item>
                      <text:p text:style-name="P4">光的 <text:span text:style-name="T9">色調值、濃度值、亮度值</text:span> 變化 <text:span text:style-name="T25">↔</text:span><text:span text:style-name="T7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25">↔</text:span><text:span text:style-name="T7"> 質變、能量型質變、（從弦波）編碼（成方波）型質變</text:span>。</text:p>
                  <text:list>
                    <text:list-item>
                      <text:p text:style-name="P5">光 <text:span text:style-name="T26">↔</text:span><text:span text:style-name="T8"> 電磁波、弦波</text:span>。</text:p>
                    </text:list-item>
                    <text:list-item>
                      <text:p text:style-name="P6">電訊號 <text:span text:style-name="T26">↔</text:span><text:span text:style-name="T8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25">↔</text:span><text:span text:style-name="T7"> 量變、能量型量變、光型量變、磁場型量變</text:span>。</text:p>
                </text:list-item>
                <text:list-item>
                  <text:p text:style-name="P7">光、能量 從 光 變成 力 <text:span text:style-name="T25">↔</text:span><text:span text:style-name="T7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25">↔</text:span><text:span text:style-name="T7"> 量變</text:span>。</text:p>
                  <text:list>
                    <text:list-item>
                      <text:p text:style-name="P10">從 位能 變成 位能 <text:span text:style-name="T25">↔</text:span><text:span text:style-name="T7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25">↔</text:span><text:span text:style-name="T7"> 質變</text:span>。</text:p>
                  <text:list>
                    <text:list-item>
                      <text:p text:style-name="P10">從 位能 變成 動能 <text:span text:style-name="T25">↔</text:span><text:span text:style-name="T7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0">E = </text:span><text:span text:style-name="T11">m * c</text:span><text:span text:style-name="T1">2</text:span>。</text:p>
              <text:list>
                <text:list-item>
                  <text:p text:style-name="P9">從 能量 變成 能量 <text:span text:style-name="T25">↔</text:span><text:span text:style-name="T7"> 量變</text:span>。</text:p>
                </text:list-item>
                <text:list-item>
                  <text:p text:style-name="P9">從 能量 變成 物質 <text:span text:style-name="T25">↔</text:span><text:span text:style-name="T7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2">從 第一個&lt;?</text:span><text:span text:style-name="T13">a&gt;個體</text:span><text:span text:style-name="T12"> 變成 第二個&lt;?</text:span><text:span text:style-name="T13">a&gt;個體</text:span> <text:span text:style-name="T25">↔</text:span><text:span text:style-name="T7"> 量變、宗態層級型量變</text:span>。</text:p>
                </text:list-item>
                <text:list-item>
                  <text:p text:style-name="P13"><text:span text:style-name="T12">從 &lt;?</text:span><text:span text:style-name="T13">a&gt;個體</text:span><text:span text:style-name="T12"> 變成 &lt;?</text:span><text:span text:style-name="T13">b&gt;個</text:span><text:span text:style-name="T24">體</text:span> <text:span text:style-name="T25">↔</text:span><text:span text:style-name="T7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25">↔</text:span><text:span text:style-name="T7"> 想要、需要、已經要、正在要、即將要</text:span>。</text:p>
                    </text:list-item>
                    <text:list-item>
                      <text:p text:style-name="P14">維護 <text:span text:style-name="T25">↔</text:span><text:span text:style-name="T7"> 維持</text:span>。</text:p>
                    </text:list-item>
                    <text:list-item>
                      <text:p text:style-name="P14">增加 <text:span text:style-name="T25">↔</text:span><text:span text:style-name="T7"> 提升、昇華</text:span>。</text:p>
                    </text:list-item>
                    <text:list-item>
                      <text:p text:style-name="P101">權力 <text:span text:style-name="T25">↔</text:span><text:span text:style-name="T7"> </text:span>權力、權利、權限。</text:p>
                    </text:list-item>
                    <text:list-item>
                      <text:p text:style-name="P15">金錢 <text:span text:style-name="T25">↔</text:span><text:span text:style-name="T7"> 利益、資產、資源</text:span>。</text:p>
                    </text:list-item>
                    <text:list-item>
                      <text:p text:style-name="P15">名聲 <text:span text:style-name="T25">↔</text:span><text:span text:style-name="T7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25">↔</text:span><text:span text:style-name="T7"> 量變</text:span>。</text:p>
                      <text:list>
                        <text:list-item>
                          <text:p text:style-name="P18">從 權力 變成（（已經、正在、即將）（維護、增加 的）權力）<text:span text:style-name="T25">↔</text:span><text:span text:style-name="T7"> 量變</text:span>。</text:p>
                        </text:list-item>
                        <text:list-item>
                          <text:p text:style-name="P18">從 <text:span text:style-name="T12">((維護、增加)權力)</text:span> 變成（<text:span text:style-name="T12">(已經、正在、即將)(維護、增加 的)</text:span>權力）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25">↔</text:span><text:span text:style-name="T7"> 質變</text:span>。</text:p>
                      <text:list>
                        <text:list-item>
                          <text:p text:style-name="P19">從 權力 變成 做 變成 權力 <text:span text:style-name="T25">↔</text:span><text:span text:style-name="T7"> 質變</text:span>。</text:p>
                        </text:list-item>
                        <text:list-item>
                          <text:p text:style-name="P21"><text:span text:style-name="T12">從（維護、增加 權力）</text:span>變成（做 該事情）變成（維護、增加 權力）<text:span text:style-name="T7"> </text:span><text:span text:style-name="T25">↔</text:span><text:span text:style-name="T7"> 質變</text:span>。</text:p>
                        </text:list-item>
                        <text:list-item>
                          <text:p text:style-name="P22">事情 <text:span text:style-name="T25">↔</text:span><text:span text:style-name="T7"> 事件。</text:span></text:p>
                          <text:list>
                            <text:list-item>
                              <text:p text:style-name="P22">事情 <text:span text:style-name="T25">↔</text:span><text:span text:style-name="T7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25">↔</text:span><text:span text:style-name="T7"> 量變</text:span>。</text:p>
                      <text:list>
                        <text:list-item>
                          <text:p text:style-name="P25">從 立法委員的（立法）權力 變成（該）立法委員（要）的權力 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27"> 消失</text:span> 某一特定（其他）立法委員 →<text:span text:style-name="T27"> </text:span>強行 立 某一特定法。</text:p>
                  <text:list>
                    <text:list-item>
                      <text:p text:style-name="P28">假定，該法 是 <text:span text:style-name="T7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25">↔</text:span><text:span text:style-name="T7"> 質變</text:span>。</text:p>
                      <text:list>
                        <text:list-item>
                          <text:p text:style-name="P30">從（權力 以外的 其他個體）變成 權力 <text:span text:style-name="T25">↔</text:span><text:span text:style-name="T7"> 質變</text:span>。</text:p>
                          <text:list>
                            <text:list-item>
                              <text:p text:style-name="P30">從（<text:span text:style-name="T12">(立法委員的)權</text:span>力 以外的 其他個體）變成 <text:span text:style-name="T12">(立法委員的)</text:span>權力 <text:span text:style-name="T25">↔</text:span><text:span text:style-name="T7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25">↔</text:span><text:span text:style-name="T7"> 量變</text:span>。</text:p>
                    </text:list-item>
                    <text:list-item>
                      <text:p text:style-name="P33">從（在 英國的）英國人 變成（在 美洲的）英國人 <text:span text:style-name="T25">↔</text:span><text:span text:style-name="T7"> 量變</text:span>。</text:p>
                      <text:list>
                        <text:list-item>
                          <text:p text:style-name="P99">從（在）英國（的英國人）變成（在）美洲（的英國人）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25">↔</text:span><text:span text:style-name="T7"> 質變</text:span>。</text:p>
                    </text:list-item>
                    <text:list-item>
                      <text:p text:style-name="P34">從（在 美洲的）英國人、印地安人 變成（在 美洲的）美國人 <text:span text:style-name="T25">↔</text:span><text:span text:style-name="T7"> 質變</text:span>。</text:p>
                      <text:list>
                        <text:list-item>
                          <text:p text:style-name="P100">從 人 變成 人 <text:span text:style-name="T25">↔</text:span><text:span text:style-name="T7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25">↔</text:span><text:span text:style-name="T7"> 量變</text:span>。</text:p>
                    </text:list-item>
                    <text:list-item>
                      <text:p text:style-name="P36">從（正在傳承 的）中國人 變成（摧毀傳承 的）中國人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25">↔</text:span><text:span text:style-name="T7"> 質變</text:span>。</text:p>
                    </text:list-item>
                    <text:list-item>
                      <text:p text:style-name="P36">從（在 中國大陸的）明朝人 變成（在 中國大陸的）清朝人 <text:span text:style-name="T25">↔</text:span><text:span text:style-name="T7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2">氏</text:span><text:span text:style-name="T14">10000</text:span><text:span text:style-name="T28">度，某一特定個體 是</text:span><text:span text:style-name="T14"> 1%液態、9</text:span><text:span text:style-name="T15">9</text:span><text:span text:style-name="T14">%固態</text:span><text:span text:style-name="T28">。</text:span></text:p>
                </text:list-item>
                <text:list-item>
                  <text:p text:style-name="P37">假定，攝<text:span text:style-name="T12">氏</text:span><text:span text:style-name="T14">100000000</text:span><text:span text:style-name="T28">度，該個體 是</text:span><text:span text:style-name="T14"> </text:span><text:span text:style-name="T16">99</text:span><text:span text:style-name="T14">%液態、</text:span><text:span text:style-name="T16">1</text:span><text:span text:style-name="T14">%固態</text:span>。</text:p>
                  <text:list>
                    <text:list-item>
                      <text:p text:style-name="P37">從 攝<text:span text:style-name="T12">氏</text:span><text:span text:style-name="T14">10000度 到 </text:span><text:span text:style-name="T12">攝氏</text:span><text:span text:style-name="T14">100000000</text:span><text:span text:style-name="T28">度，從 </text:span><text:span text:style-name="T14">1%液態</text:span><text:span text:style-name="T28"> 到 </text:span><text:span text:style-name="T16">99</text:span><text:span text:style-name="T14">%液態</text:span><text:span text:style-name="T28"> </text:span>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2">氏</text:span><text:span text:style-name="T14">10000度、9</text:span><text:span text:style-name="T15">9</text:span><text:span text:style-name="T14">%固態</text:span><text:span text:style-name="T28">，該個體 是 固態個體</text:span>。</text:p>
                </text:list-item>
                <text:list-item>
                  <text:p text:style-name="P39">假定，其他個體 認定，攝<text:span text:style-name="T12">氏</text:span><text:span text:style-name="T14">100000000度、</text:span><text:span text:style-name="T16">99</text:span><text:span text:style-name="T14">%液態</text:span><text:span text:style-name="T28">，該個體 是 液態個體</text:span>。</text:p>
                  <text:list>
                    <text:list-item>
                      <text:p text:style-name="P40">從 攝<text:span text:style-name="T12">氏</text:span><text:span text:style-name="T14">10000度 到 </text:span><text:span text:style-name="T12">攝氏</text:span><text:span text:style-name="T14">100000000</text:span><text:span text:style-name="T28">度，從 固態個體 到 液態個體 </text:span><text:span text:style-name="T25">↔</text:span><text:span text:style-name="T7"> 質變</text:span>。</text:p>
                    </text:list-item>
                  </text:list>
                </text:list-item>
                <text:list-item>
                  <text:p text:style-name="P41">從 攝<text:span text:style-name="T12">氏</text:span><text:span text:style-name="T14">10000度 到 </text:span><text:span text:style-name="T12">攝氏</text:span><text:span text:style-name="T14">100000000</text:span><text:span text:style-name="T28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28">是 量變、質變、量質二相性</text:span>。</text:p>
                          <text:list>
                            <text:list-item>
                              <text:p text:style-name="P43"><text:span text:style-name="T28">量質二相性 </text:span><text:span text:style-name="T25">↔</text:span><text:span text:style-name="T7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30">↔</text:span><text:span text:style-name="T29"> 思想</text:span>。</text:p>
                    </text:list-item>
                    <text:list-item>
                      <text:p text:style-name="P45">大腦判斷 <text:span text:style-name="T29">↔ 決策</text:span>。</text:p>
                    </text:list-item>
                    <text:list-item>
                      <text:p text:style-name="P43">感測、交互作用 <text:span text:style-name="T29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19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哲學 描述 字詞。</text:p>
              <text:list>
                <text:list-item>
                  <text:p text:style-name="P86">哲學 對 字詞 推廣化、深入化、實體化、抽象化。</text:p>
                  <text:list>
                    <text:list-item>
                      <text:p text:style-name="P86">推廣化 <text:span text:style-name="T31">↔</text:span><text:span text:style-name="T32"> 函數修改化</text:span>。</text:p>
                    </text:list-item>
                    <text:list-item>
                      <text:p text:style-name="P86">深入化 <text:span text:style-name="T31">↔</text:span><text:span text:style-name="T32"> </text:span>函數曲線<text:span text:style-name="T32">化</text:span>。</text:p>
                    </text:list-item>
                    <text:list-item>
                      <text:p text:style-name="P86">實體化 <text:span text:style-name="T31">↔</text:span><text:span text:style-name="T32"> 函數</text:span>實體化。</text:p>
                    </text:list-item>
                    <text:list-item>
                      <text:p text:style-name="P86">抽象化 <text:span text:style-name="T31">↔</text:span><text:span text:style-name="T32"> 函數名稱化</text:span>。</text:p>
                    </text:list-item>
                    <text:list-item>
                      <text:p text:style-name="P86">明顯例子，蘋果。</text:p>
                      <text:list>
                        <text:list-item>
                          <text:p text:style-name="P88">蘋果 →（抽象化）→ 水果。</text:p>
                        </text:list-item>
                        <text:list-item>
                          <text:p text:style-name="P88">水果 →（實體化）→ 香蕉。</text:p>
                        </text:list-item>
                        <text:list-item>
                          <text:p text:style-name="P88">香蕉 →（深入化）→ 香、蕉。</text:p>
                        </text:list-item>
                        <text:list-item>
                          <text:p text:style-name="P88">香 →（推廣化）→ 香水。</text:p>
                        </text:list-item>
                        <text:list-item>
                          <text:p text:style-name="P89">香水 →（深入化）→ 有 香味的 液體。</text:p>
                        </text:list-item>
                        <text:list-item>
                          <text:p text:style-name="P90">有 香味的 液體 →（實體化）→ 有 香味的 玫瑰精油。</text:p>
                        </text:list-item>
                        <text:list-item>
                          <text:p text:style-name="P91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48">哲學 對 字詞 推廣化、深入化、實體化、抽象化。</text:p>
                  <text:list>
                    <text:list-item>
                      <text:p text:style-name="P49">推廣化 <text:span text:style-name="T31">↔</text:span><text:span text:style-name="T32"> 排列組合化、修改增減化、</text:span>函數修改<text:span text:style-name="T32">化</text:span>。</text:p>
                      <text:list>
                        <text:list-item>
                          <text:p text:style-name="P50"><text:span text:style-name="T32">排列組合化 的 </text:span>明顯例子，愛的文明 的字詞 是 愛、的、文、明。</text:p>
                          <text:list>
                            <text:list-item>
                              <text:p text:style-name="P51">愛的文明 →（排列組合化）→ 文明的愛、文明愛的、愛文明的、愛文明、愛。</text:p>
                              <text:list>
                                <text:list-item>
                                  <text:p text:style-name="P52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3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4">函數修改<text:span text:style-name="T32">化 的 </text:span>明顯例子<text:span text:style-name="T12">，</text:span><text:span text:style-name="T18">ax</text:span><text:span text:style-name="T2">2</text:span><text:span text:style-name="T18"> + bx + c </text:span>修改成 <text:span text:style-name="T18">ax</text:span><text:span text:style-name="T2">3</text:span><text:span text:style-name="T18"> + 5bx + c</text:span>。</text:p>
                        </text:list-item>
                      </text:list>
                    </text:list-item>
                    <text:list-item>
                      <text:p text:style-name="P77">深入化 <text:span text:style-name="T31">↔</text:span><text:span text:style-name="T32"> 定義化、</text:span>函數曲線<text:span text:style-name="T32">化、函數方程式化。</text:span></text:p>
                      <text:list>
                        <text:list-item>
                          <text:p text:style-name="P55"><text:span text:style-name="T32">使用 不同角度、不同視角、不同情境 描述 字詞</text:span>。</text:p>
                        </text:list-item>
                        <text:list-item>
                          <text:p text:style-name="P56">抽象例子，手電筒 使用 <text:span text:style-name="T32">不同 角度、位置、亮度、顏色、範圍 照射 某一特定個體</text:span>。</text:p>
                        </text:list-item>
                        <text:list-item>
                          <text:p text:style-name="P57">抽象例子，描述 不同 溫度、壓力、大小、動能、位能、電能 情況的<text:span text:style-name="T32"> 某一特定個體</text:span>。</text:p>
                        </text:list-item>
                      </text:list>
                    </text:list-item>
                    <text:list-item>
                      <text:p text:style-name="P84">實體化 <text:span text:style-name="T31">↔</text:span><text:span text:style-name="T32"> 物件化、日常生活化、修煉生活化、新知生活化、跨領域移植</text:span>。</text:p>
                      <text:list>
                        <text:list-item>
                          <text:p text:style-name="P80"><text:span text:style-name="T32">物件 是</text:span>（程式語言的<text:span text:style-name="T10">）</text:span><text:span text:style-name="T32">物件</text:span>。</text:p>
                        </text:list-item>
                        <text:list-item>
                          <text:p text:style-name="P81"><text:span text:style-name="T32">新知生活化 的 </text:span>明顯例子<text:span text:style-name="T10">，</text:span><text:span text:style-name="T32">新知 日常生活化、修煉生活化</text:span>。</text:p>
                          <text:list>
                            <text:list-item>
                              <text:p text:style-name="P82"><text:span text:style-name="T32">新知 的 </text:span>明顯例子<text:span text:style-name="T10">，</text:span><text:span text:style-name="T32">新的 知識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抽象化 <text:span text:style-name="T31">↔</text:span><text:span text:style-name="T32"> 類別化、數學化、函數名稱化</text:span>。</text:p>
                      <text:list>
                        <text:list-item>
                          <text:p text:style-name="P83"><text:span text:style-name="T32">類別 是</text:span>（程式語言的<text:span text:style-name="T10">）</text:span><text:span text:style-name="T32">類別</text:span>。</text:p>
                        </text:list-item>
                        <text:list-item>
                          <text:p text:style-name="P58">抽象例子。</text:p>
                          <text:list>
                            <text:list-item>
                              <text:p text:style-name="P59">哲學 哲學<text:span text:style-name="T32">數學化</text:span>。</text:p>
                              <text:list>
                                <text:list-item>
                                  <text:p text:style-name="P60">抽象化。</text:p>
                                </text:list-item>
                              </text:list>
                            </text:list-item>
                            <text:list-item>
                              <text:p text:style-name="P61">使用 數學工具、數學公式、數學模型 發展（哲學<text:span text:style-name="T32">數學化 之後的</text:span>）哲學。</text:p>
                              <text:list>
                                <text:list-item>
                                  <text:p text:style-name="P62">推廣化、深入化。</text:p>
                                </text:list-item>
                              </text:list>
                            </text:list-item>
                            <text:list-item>
                              <text:p text:style-name="P63">（哲學<text:span text:style-name="T32">數學化 之後的</text:span>）哲學 <text:span text:style-name="T32">數學</text:span>哲學<text:span text:style-name="T32">化、數學物理化、日常生活化</text:span>。</text:p>
                              <text:list>
                                <text:list-item>
                                  <text:p text:style-name="P60">實體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抽象例子。</text:p>
                          <text:list>
                            <text:list-item>
                              <text:p text:style-name="P64">哲學 →<text:span text:style-name="T33">（</text:span>哲學<text:span text:style-name="T32">數學化</text:span><text:span text:style-name="T20">）</text:span>→ 哲學型<text:span text:style-name="T34">數學</text:span>。</text:p>
                            </text:list-item>
                            <text:list-item>
                              <text:p text:style-name="P65">使用 數學工具、數學公式、數學模型 計算 哲學型<text:span text:style-name="T34">數學</text:span>。</text:p>
                            </text:list-item>
                            <text:list-item>
                              <text:p text:style-name="P64">哲學型<text:span text:style-name="T34">數學 </text:span>→<text:span text:style-name="T33">（數學</text:span>哲學<text:span text:style-name="T32">化</text:span><text:span text:style-name="T20">）</text:span>→ 哲學。</text:p>
                            </text:list-item>
                          </text:list>
                        </text:list-item>
                        <text:list-item>
                          <text:p text:style-name="P59">抽象例子。</text:p>
                          <text:list>
                            <text:list-item>
                              <text:p text:style-name="P66"><text:span text:style-name="T20">時域</text:span><text:span text:style-name="T32">方程式 </text:span>→<text:span text:style-name="T33">（</text:span><text:span text:style-name="T20">傅立葉轉換）</text:span>→ <text:span text:style-name="T20">頻域</text:span><text:span text:style-name="T32">方程式</text:span>。</text:p>
                            </text:list-item>
                            <text:list-item>
                              <text:p text:style-name="P67">使用 積分 計算 <text:span text:style-name="T20">頻域</text:span><text:span text:style-name="T32">方程式</text:span>。</text:p>
                            </text:list-item>
                            <text:list-item>
                              <text:p text:style-name="P68"><text:span text:style-name="T20">頻域</text:span><text:span text:style-name="T33">方程式 </text:span>→<text:span text:style-name="T33">（</text:span>反<text:span text:style-name="T20">傅立葉轉換）</text:span>→ <text:span text:style-name="T20">時域</text:span><text:span text:style-name="T32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推廣化、深入化 有機率需要 提升、昇華 哲學。</text:p>
                  <text:list>
                    <text:list-item>
                      <text:p text:style-name="P70">推廣化、深入化 有機率出現 無限迴圈、無限繁殖 現象。</text:p>
                      <text:list>
                        <text:list-item>
                          <text:p text:style-name="P70">反制。</text:p>
                          <text:list>
                            <text:list-item>
                              <text:p text:style-name="P71">明顯例子，要 有節制的、有限次數的 排列組合<text:span text:style-name="T32">、修改增減、</text:span>函數曲線<text:span text:style-name="T32">化</text:span>。</text:p>
                            </text:list-item>
                            <text:list-item>
                              <text:p text:style-name="P70">明顯例子，<text:span text:style-name="T35">有限迴圈、有限繁殖。</text:span></text:p>
                            </text:list-item>
                            <text:list-item>
                              <text:p text:style-name="P83">抽象例子，（程式語言的<text:span text:style-name="T12">）</text:span><text:span text:style-name="T17">for迴</text:span><text:span text:style-name="T35">圈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抽象例子，邊走邊（使用 手電筒）照亮。</text:p>
                    </text:list-item>
                    <text:list-item>
                      <text:p text:style-name="P73">抽象例子，手電筒 照亮的 廣度、角度 <text:span text:style-name="T31">↔</text:span><text:span text:style-name="T32"> </text:span>推廣化。</text:p>
                    </text:list-item>
                    <text:list-item>
                      <text:p text:style-name="P73">抽象例子，手電筒 照亮的 深度、長度 <text:span text:style-name="T31">↔</text:span><text:span text:style-name="T32"> </text:span>深入化。</text:p>
                      <text:list>
                        <text:list-item>
                          <text:p text:style-name="P74">手電筒 照亮的 範圍 不是 無限。</text:p>
                        </text:list-item>
                        <text:list-item>
                          <text:p text:style-name="P74">手電筒 照亮的 範圍 是 有限。</text:p>
                          <text:list>
                            <text:list-item>
                              <text:p text:style-name="P75">範圍 <text:span text:style-name="T31">↔</text:span><text:span text:style-name="T32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實體化 有機率有 實際用途。</text:p>
                  <text:list>
                    <text:list-item>
                      <text:p text:style-name="P92">抽象例子，手電筒 照亮的 物體 <text:span text:style-name="T31">↔</text:span><text:span text:style-name="T32"> </text:span>實體化。</text:p>
                    </text:list-item>
                    <text:list-item>
                      <text:p text:style-name="P78"><text:span text:style-name="T32">日常生活化、新知生活化、跨領域移植 有機率不需要 </text:span>節制、自我限縮。</text:p>
                    </text:list-item>
                    <text:list-item>
                      <text:p text:style-name="P78"><text:span text:style-name="T32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6">抽象化 有機率 方便、快速、電腦化 遞迴、拓展、推廣化、深入化、實體化、（再）抽象化。</text:p>
                  <text:list>
                    <text:list-item>
                      <text:p text:style-name="P93">抽象例子，手電筒 照亮（物體）的 影子 <text:span text:style-name="T31">↔</text:span><text:span text:style-name="T32"> </text:span>抽象化。</text:p>
                    </text:list-item>
                  </text:list>
                </text:list-item>
                <text:list-item>
                  <text:p text:style-name="P87">抽象描述，哲學 對 字詞 推廣化、深入化、實體化、抽象化。</text:p>
                  <text:list>
                    <text:list-item>
                      <text:p text:style-name="P87">推廣化、深入化 <text:span text:style-name="T31">↔</text:span><text:span text:style-name="T32"> </text:span><text:span text:style-name="T23">n</text:span><text:span text:style-name="T38">維坐標系的 第</text:span><text:span text:style-name="T21">1</text:span><text:span text:style-name="T32">維、第</text:span><text:span text:style-name="T22">2</text:span><text:span text:style-name="T32">維</text:span>。</text:p>
                    </text:list-item>
                    <text:list-item>
                      <text:p text:style-name="P87">實體化 <text:span text:style-name="T31">↔</text:span><text:span text:style-name="T32"> 函數（代入）數值</text:span>化。</text:p>
                    </text:list-item>
                    <text:list-item>
                      <text:p text:style-name="P87">抽象化 <text:span text:style-name="T31">↔</text:span><text:span text:style-name="T32"> 函數名稱化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7T00:37:30.961000000</dc:date>
    <meta:editing-duration>P19DT10H34M45S</meta:editing-duration>
    <meta:editing-cycles>16770</meta:editing-cycles>
    <meta:document-statistic meta:table-count="0" meta:image-count="0" meta:object-count="0" meta:page-count="1" meta:paragraph-count="181" meta:word-count="3402" meta:character-count="4190" meta:non-whitespace-character-count="3683"/>
  </office:meta>
</office:document-meta>
</file>